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fo:font-size="11pt" style:font-size-asian="11pt" style:font-size-complex="11pt"/>
    </style:style>
    <style:style style:name="P3" style:family="paragraph" style:parent-style-name="Standard">
      <style:paragraph-properties>
        <style:tab-stops/>
      </style:paragraph-properties>
      <style:text-properties fo:color="#ff0000" fo:font-size="11pt" style:font-size-asian="11pt" style:font-size-complex="11pt"/>
    </style:style>
    <style:style style:name="P4" style:family="paragraph" style:parent-style-name="Standard">
      <style:paragraph-properties>
        <style:tab-stops/>
      </style:paragraph-properties>
      <style:text-properties fo:color="#ff0000"/>
    </style:style>
    <style:style style:name="P5" style:family="paragraph" style:parent-style-name="Standard">
      <style:text-properties fo:color="#ff00ff"/>
    </style:style>
    <style:style style:name="P6" style:family="paragraph" style:parent-style-name="Standard">
      <style:text-properties fo:color="#b3b300"/>
    </style:style>
    <style:style style:name="P7" style:family="paragraph" style:parent-style-name="Standard">
      <style:paragraph-properties>
        <style:tab-stops/>
      </style:paragraph-properties>
      <style:text-properties fo:color="#b3b300"/>
    </style:style>
    <style:style style:name="P8" style:family="paragraph" style:parent-style-name="Standard">
      <style:text-properties fo:color="#ff0000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GS</text:p>
      <text:p text:style-name="Standard"/>
      <text:p text:style-name="P4">TODO: investigate signals - <text:a xlink:type="simple" xlink:href="http://forum.simutrans.com/index.php?topic=146.0">http://forum.simutrans.com/index.php?topic=146.0</text:a></text:p>
      <text:p text:style-name="P4">PROGRESS: most of them are fixed, except: (list missing)</text:p>
      <text:p text:style-name="P4">TODO: the rest could be solved by changing “directionality” of some signals</text:p>
      <text:p text:style-name="P4"/>
      <text:p text:style-name="P7">BUG: Tatra 815 for wood and planks is too weak</text:p>
      <text:p text:style-name="P7">NOTE: check if this is still true</text:p>
      <text:p text:style-name="P7"/>
      <text:p text:style-name="P7">BUG: coal does not give good profit (says Cruzer somewhere)</text:p>
      <text:p text:style-name="P7">NOTE: is this still the case after Zeno's balancing work?</text:p>
      <text:p text:style-name="P7"/>
      <text:p text:style-name="P4">BUG: on crossing tiles, catenaries should not use poles that are (graphically) to the left and right of tile center – this is ambiguous in terms of drawing order (z-index) and results in vehicles drawn over them on one of the ways</text:p>
      <text:p text:style-name="P4">PROGRESS: all rail ok, in-city items still bad</text:p>
      <text:p text:style-name="P4"/>
      <text:p text:style-name="P4">BUG: Steel transport on highways? see <text:a xlink:type="simple" xlink:href="http://forum.simutrans.com/index.php?topic=6048">http://forum.simutrans.com/index.php?topic=6048</text:a></text:p>
      <text:p text:style-name="P1">NOTE: yet to be seen how this is after unfree items are 100% removed</text:p>
      <text:p text:style-name="P1">TODO: well, look at this now...?</text:p>
      <text:p text:style-name="P1"/>
      <text:p text:style-name="P1">BUG: vehicles show through tunnel mouths on “screen top side”, see <text:a xlink:type="simple" xlink:href="http://forum.simutrans.com/index.php?topic=7135.msg69053#msg69053">http://forum.simutrans.com/index.php?topic=7135.msg69053#msg69053</text:a></text:p>
      <text:p text:style-name="P1">NOTE: for road, wait for Fabio's roads to be finished</text:p>
      <text:p text:style-name="P1"/>
      <text:p text:style-name="Heading_20_1">IMPROVEMENTS</text:p>
      <text:p text:style-name="Standard"/>
      <text:p text:style-name="P4">TODO: more HQ levels</text:p>
      <text:p text:style-name="P4">NOTE: needs graphics, so probably a “keeper” item</text:p>
      <text:p text:style-name="P4"/>
      <text:p text:style-name="P4">TODO: tracks, bridges, tunnels</text:p>
      <text:p text:style-name="P4">NOTE: fabio works on it</text:p>
      <text:p text:style-name="P2"/>
      <text:p text:style-name="P1">BUG: “empty” sounds for aircraft!</text:p>
      <text:p text:style-name="P3">TODO: find some, looks like we have absolutely none – but some were present in the past?</text:p>
      <text:p text:style-name="P3">NOTE: public domain, gpl, ...?</text:p>
      <text:p text:style-name="P3">TODO: after opening</text:p>
      <text:p text:style-name="P3"/>
      <text:p text:style-name="P3">BUG: engine uses hard-coded ambient sounds but we have none</text:p>
      <text:p text:style-name="P5"/>
      <text:p text:style-name="P1">ADD: cityrules new parameter u/U ground is not/well suited for road</text:p>
      <text:p text:style-name="P1">NOTE: research, adapt 64 rules?</text:p>
      <text:p text:style-name="P5"/>
      <text:p text:style-name="P1">TODO: Update colour marking of industries</text:p>
      <text:p text:style-name="P1">NOTE: nobody cares, it can wait a bit longer</text:p>
      <text:p text:style-name="P1">NOTE: totally forgotten. RIP...</text:p>
      <text:p text:style-name="P1">NOTE: multiple industries and timeline really clash with the idea “one colour per item”, perhaps <text:soft-page-break/>this should be entirely rethought by the dev team and pakset maintainers</text:p>
      <text:p text:style-name="P1"/>
      <text:p text:style-name="P6">TODO: multiple crossing types, once available (dif. by speed if eventually possible?)</text:p>
      <text:p text:style-name="P6">NOTE: we have some graphics already</text:p>
      <text:p text:style-name="P6">PROGRESS: already possible, selected according to speed!</text:p>
      <text:p text:style-name="P6"/>
      <text:p text:style-name="P6">RESEARCH: Recode oilfield for fields? Multiple oilfields per climate?</text:p>
      <text:p text:style-name="P6">IDEA: Tropic (lowest 2 climate levels) “fielded”, above different kinds as one building.</text:p>
      <text:p text:style-name="P6">TODO: needs a lot of graphical investment, only a wish</text:p>
      <text:p text:style-name="P6">PROGRESS: multiple fields now possible!</text:p>
      <text:p text:style-name="P1"/>
      <text:p text:style-name="P6">STOP: Improve canal on the slopes - we still have sloped water!</text:p>
      <text:p text:style-name="P6">NOTE: ideally needs multi-tile wharves (?) or less steep terrain</text:p>
      <text:p text:style-name="P1"/>
      <text:p text:style-name="P6">TODO: rocks or dunes</text:p>
      <text:p text:style-name="P6">NOTE: use groundobj</text:p>
      <text:p text:style-name="P6">NOTE: can wait a lot longer!</text:p>
      <text:p text:style-name="P6"/>
      <text:p text:style-name="P1">TODO: Add snow images to trees – 5 image trees – where possible</text:p>
      <text:p text:style-name="P1">NOTE: very hard graphically!</text:p>
      <text:p text:style-name="P1"/>
      <text:p text:style-name="P6">TODO: Multitile railstops</text:p>
      <text:p text:style-name="P6">TODO: ask for extension of engine...</text:p>
      <text:p text:style-name="P1"/>
      <text:p text:style-name="P1">TODO: lack of small passenger boats – fer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cs" style:country-asian="CZ" style:font-size-complex="12pt" style:language-complex="cs" style:country-complex="CZ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cs" fo:country="CZ" style:font-name-asian="Lucida Sans Unicode" style:font-size-asian="12pt" style:language-asian="cs" style:country-asian="CZ" style:font-name-complex="Tahoma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1pt" fo:language="en" fo:country="US" style:font-name-asian="Arial1" style:font-size-asian="11pt" style:font-name-complex="Arial1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20pt" fo:font-weight="normal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3.3$Win32 LibreOffice_project/330m19$Build-8</meta:generator>
    <dc:creator>Vladimír Slávik</dc:creator>
    <dc:date>2011-04-16T00:46:35.04</dc:date>
    <meta:editing-cycles>741</meta:editing-cycles>
    <meta:editing-duration>PT23H13M45S</meta:editing-duration>
    <meta:document-statistic meta:table-count="0" meta:image-count="0" meta:object-count="0" meta:page-count="2" meta:paragraph-count="48" meta:word-count="424" meta:character-count="2615"/>
    <meta:user-defined meta:name="Info 1"/>
    <meta:user-defined meta:name="Info 2"/>
    <meta:user-defined meta:name="Info 3"/>
    <meta:user-defined meta:name="Info 4"/>
  </office:meta>
</office:document-meta>
</file>